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fo:color="#FF0000"/>
    </style:style>
    <style:style style:name="P3" style:parent-style-name="Standard" style:family="paragraph">
      <style:text-properties fo:font-weight="bold" style:font-weight-asian="bold" style:font-weight-complex="bold" fo:color="#81D41A"/>
    </style:style>
    <style:style style:name="P4" style:parent-style-name="Standard" style:family="paragraph">
      <style:text-properties fo:color="#FF0000"/>
    </style:style>
    <style:style style:name="T5" style:parent-style-name="Hipervínculo" style:family="text">
      <style:text-properties fo:language="es" fo:country="AR"/>
    </style:style>
    <style:style style:name="T6" style:parent-style-name="Fuentedepárrafopredeter." style:family="text">
      <style:text-properties fo:color="#000000" fo:language="es" fo:country="AR"/>
    </style:style>
    <style:style style:name="P7" style:parent-style-name="PreformattedText" style:family="paragraph">
      <style:text-properties fo:language="es" fo:country="AR"/>
    </style:style>
    <style:style style:name="P8" style:parent-style-name="Standard" style:family="paragraph">
      <style:text-properties fo:font-weight="bold" style:font-weight-asian="bold" fo:color="#70AD47"/>
    </style:style>
    <style:style style:name="P9" style:parent-style-name="Standard" style:family="paragraph">
      <style:text-properties fo:font-weight="bold" style:font-weight-asian="bold" style:font-weight-complex="bold" fo:color="#00A933"/>
    </style:style>
    <style:style style:name="T10" style:parent-style-name="Hipervínculo" style:family="text">
      <style:text-properties fo:language="es" fo:country="AR"/>
    </style:style>
    <style:style style:name="P11" style:parent-style-name="PreformattedText" style:family="paragraph">
      <style:text-properties fo:language="es" fo:country="AR"/>
    </style:style>
    <style:style style:name="P12" style:parent-style-name="PreformattedText" style:family="paragraph">
      <style:text-properties fo:language="es" fo:country="AR"/>
    </style:style>
    <style:style style:name="P13" style:parent-style-name="Standard" style:family="paragraph">
      <style:text-properties fo:font-weight="bold" style:font-weight-asian="bold" fo:color="#70AD47"/>
    </style:style>
    <style:style style:name="P14" style:parent-style-name="Standard" style:family="paragraph">
      <style:text-properties fo:font-weight="bold" style:font-weight-asian="bold" style:font-weight-complex="bold" fo:color="#00A933"/>
    </style:style>
    <style:style style:name="P15" style:parent-style-name="Standard" style:family="paragraph">
      <style:text-properties fo:font-weight="bold" style:font-weight-asian="bold" style:font-weight-complex="bold" fo:color="#00A933"/>
    </style:style>
    <style:style style:name="T16" style:parent-style-name="Fuentedepárrafopredeter." style:family="text">
      <style:text-properties fo:color="#000000" fo:language="es" fo:country="AR"/>
    </style:style>
    <style:style style:name="T17" style:parent-style-name="Hipervínculo" style:family="text">
      <style:text-properties fo:language="es" fo:country="AR"/>
    </style:style>
    <style:style style:name="P18" style:parent-style-name="Standard" style:family="paragraph">
      <style:text-properties fo:language="es" fo:country="AR"/>
    </style:style>
    <style:style style:name="P19" style:parent-style-name="Standard" style:family="paragraph">
      <style:text-properties fo:font-weight="bold" style:font-weight-asian="bold" fo:color="#70AD47"/>
    </style:style>
    <style:style style:name="P20" style:parent-style-name="Standard" style:family="paragraph">
      <style:text-properties fo:font-weight="bold" style:font-weight-asian="bold" style:font-weight-complex="bold" fo:color="#00A933"/>
    </style:style>
    <style:style style:name="P21" style:parent-style-name="Standard" style:family="paragraph">
      <style:text-properties fo:font-weight="bold" style:font-weight-asian="bold" style:font-weight-complex="bold" fo:color="#00A933"/>
    </style:style>
    <style:style style:name="T22" style:parent-style-name="Hipervínculo" style:family="text">
      <style:text-properties fo:language="es" fo:country="AR"/>
    </style:style>
    <style:style style:name="T23" style:parent-style-name="Fuentedepárrafopredeter." style:family="text">
      <style:text-properties fo:color="#000000" fo:language="es" fo:country="AR"/>
    </style:style>
    <style:style style:name="P24" style:parent-style-name="Standard" style:family="paragraph">
      <style:text-properties fo:font-weight="bold" style:font-weight-asian="bold" fo:color="#70AD47"/>
    </style:style>
    <style:style style:name="P25" style:parent-style-name="Standard" style:family="paragraph">
      <style:text-properties fo:color="#70AD47"/>
    </style:style>
    <style:style style:name="P26" style:parent-style-name="Standard" style:family="paragraph">
      <style:text-properties fo:font-weight="bold" style:font-weight-asian="bold" style:font-weight-complex="bold" fo:color="#70AD47"/>
    </style:style>
    <style:style style:name="T27" style:parent-style-name="Hipervínculo" style:family="text">
      <style:text-properties fo:language="es" fo:country="AR"/>
    </style:style>
    <style:style style:name="T28" style:parent-style-name="Fuentedepárrafopredeter." style:family="text">
      <style:text-properties fo:color="#000000" fo:language="es" fo:country="AR"/>
    </style:style>
    <style:style style:name="P29" style:parent-style-name="HTMLconformatoprevio" style:family="paragraph">
      <style:text-properties fo:language="es" fo:country="AR"/>
    </style:style>
    <style:style style:name="P30" style:parent-style-name="Standard" style:family="paragraph">
      <style:text-properties fo:language="es" fo:country="AR"/>
    </style:style>
    <style:style style:name="T31" style:parent-style-name="Fuentedepárrafopredeter." style:family="text">
      <style:text-properties fo:font-weight="bold" style:font-weight-asian="bold" fo:color="#70AD47"/>
    </style:style>
    <style:style style:name="P32" style:parent-style-name="Standard" style:family="paragraph">
      <style:text-properties fo:font-weight="bold" style:font-weight-asian="bold" style:font-weight-complex="bold" fo:color="#FF0000"/>
    </style:style>
    <style:style style:name="T33" style:parent-style-name="Fuentedepárrafopredeter." style:family="text">
      <style:text-properties fo:color="#000000" fo:language="es" fo:country="AR"/>
    </style:style>
    <style:style style:name="T34" style:parent-style-name="Hipervínculo" style:family="text">
      <style:text-properties fo:language="es" fo:country="AR"/>
    </style:style>
    <style:style style:name="P35" style:parent-style-name="Standard" style:family="paragraph">
      <style:text-properties fo:language="es" fo:country="AR"/>
    </style:style>
    <style:style style:name="T36" style:parent-style-name="Fuentedepárrafopredeter." style:family="text">
      <style:text-properties fo:font-weight="bold" style:font-weight-asian="bold" fo:color="#70AD47"/>
    </style:style>
    <style:style style:name="P37" style:parent-style-name="Standard" style:family="paragraph">
      <style:text-properties fo:font-weight="bold" style:font-weight-asian="bold" style:font-weight-complex="bold" fo:color="#FF0000"/>
    </style:style>
    <style:style style:name="P38" style:parent-style-name="Standard" style:family="paragraph">
      <style:text-properties fo:font-weight="bold" style:font-weight-asian="bold" style:font-weight-complex="bold" fo:color="#FF0000"/>
    </style:style>
    <style:style style:name="T39" style:parent-style-name="Fuentedepárrafopredeter." style:family="text">
      <style:text-properties fo:color="#000000" fo:language="es" fo:country="ES"/>
    </style:style>
    <style:style style:name="T40" style:parent-style-name="Hipervínculo" style:family="text">
      <style:text-properties fo:language="es" fo:country="ES"/>
    </style:style>
    <style:style style:name="T41" style:parent-style-name="Fuentedepárrafopredeter." style:family="text">
      <style:text-properties fo:font-weight="bold" style:font-weight-asian="bold" fo:color="#70AD47"/>
    </style:style>
    <style:style style:name="P42" style:parent-style-name="Standard" style:family="paragraph">
      <style:text-properties fo:font-weight="bold" style:font-weight-asian="bold" style:font-weight-complex="bold" fo:color="#70AD47"/>
    </style:style>
    <style:style style:name="T43" style:parent-style-name="Hipervínculo" style:family="text">
      <style:text-properties fo:language="es" fo:country="AR"/>
    </style:style>
    <style:style style:name="P44" style:parent-style-name="HTMLconformatoprevio" style:family="paragraph">
      <style:text-properties fo:language="es" fo:country="AR"/>
    </style:style>
    <style:style style:name="T45" style:parent-style-name="Fuentedepárrafopredeter." style:family="text">
      <style:text-properties fo:font-weight="bold" style:font-weight-asian="bold" fo:color="#70AD47"/>
    </style:style>
  </office:automatic-styles>
  <office:body>
    <office:text text:use-soft-page-breaks="true">
      <text:p text:style-name="P1">Suite de Test para Servicios Normalizar</text:p>
      <text:p text:style-name="Standard"/>
      <text:p text:style-name="Standard">versión: 0,1</text:p>
      <text:p text:style-name="Standard">Prueba realizada desde el sistema Operativo SO Ubuntu 22.04 y navegador Google.</text:p>
      <text:p text:style-name="Standard"/>
      <text:h text:style-name="Título1" text:outline-level="1">Fundamentos de la suite de prueba</text:h>
      <text:p text:style-name="Standard">Evaluar el funcionamiento del programa Sumar</text:p>
      <text:p text:style-name="Standard"/>
      <text:h text:style-name="Título1" text:outline-level="1">Check List</text:h>
      <text:p text:style-name="Standard">Ejecutar las<text:s/>siguientes pruebas en el programa Sumar,<text:s/>Ejecutar todas las pruebas en un terminal Git Bash.</text:p>
      <text:p text:style-name="Standard"/>
      <text:h text:style-name="Título2" text:outline-level="2">1- Testear Funcionamiento de LocalHost Servicios Normalizar</text:h>
      <text:p text:style-name="Standard">Fundamentos: verificar en un navegador la siguiente URL</text:p>
      <text:p text:style-name="Standard"/>
      <text:p text:style-name="Standard">//localhost</text:p>
      <text:p text:style-name="Standard"/>
      <text:p text:style-name="Standard"><text:a xlink:href="https://servicios.using.buenosaires.gob.ar/normalizar" office:target-frame-name="_top" xlink:show="replace"><text:span text:style-name="Hipervínculo">https://servicios.using.buenosaires.gob.ar/normalizar</text:span></text:a></text:p>
      <text:p text:style-name="Standard"/>
      <text:p text:style-name="Standard">Se espera portada de presentación del servidor.</text:p>
      <text:p text:style-name="P2">ERROR!</text:p>
      <text:p text:style-name="P3"/>
      <text:h text:style-name="Título1" text:outline-level="1">2-<text:s/>Inicio de<text:s/>Programa</text:h>
      <text:p text:style-name="Textbody">Fundamentos: Verificar<text:s/>en un navegador la siguiente URL<text:s/></text:p>
      <text:p text:style-name="Standard">//localhost</text:p>
      <text:p text:style-name="Standard"/>
      <text:p text:style-name="Standard"><text:a xlink:href="https://servicios.using.buenosaires.gob.ar/normalizar" office:target-frame-name="_top" xlink:show="replace"><text:span text:style-name="Hipervínculo">https://servicios.using.buenosaires.gob.ar/normalizar</text:span></text:a></text:p>
      <text:p text:style-name="Standard"/>
      <text:p text:style-name="Standard">Se espera interface del programa.<text:s/></text:p>
      <text:p text:style-name="P4">ERROR!</text:p>
      <text:p text:style-name="Textbody"/>
      <text:h text:style-name="Título2" text:outline-level="2">3- Testear Programa sin parámetros</text:h>
      <text:p text:style-name="Standard">Fundamentos: verificar el<text:s/>funcionamiento del programa<text:s/>sin argumentos.</text:p>
      <text:p text:style-name="Standard"/>
      <text:p text:style-name="PreformattedText"><text:tab/>No poner parámetros<text:s/></text:p>
      <text:p text:style-name="HTMLconformatoprevio"><text:a xlink:href="http://servicios.usig.buenosaires.gob.ar/normalizar/?direccion" office:target-frame-name="_top" xlink:show="replace"><text:span text:style-name="T5">http://servicios.usig.buenosaires.gob.ar/normalizar/?direccion</text:span></text:a><text:span text:style-name="T6"><text:s/></text:span></text:p>
      <text:p text:style-name="P7"/>
      <text:p text:style-name="Standard"/>
      <text:p text:style-name="Standard">Se espera un<text:s/>resultado.<text:s/></text:p>
      <text:p text:style-name="P8">OK</text:p>
      <text:p text:style-name="P9"/>
      <text:h text:style-name="Título2" text:outline-level="2">4- Testear Programa con un parámetro de entrada</text:h>
      <text:p text:style-name="Standard"/>
      <text:p text:style-name="Standard">Fundamentos: Verificar ingreso de<text:s/>un solo parámetro.</text:p>
      <text:p text:style-name="Standard"/>
      <text:p text:style-name="PreformattedText"><text:tab/>Una sola dirección<text:s/>con<text:s/>altura<text:s/>(un solo argumento)</text:p>
      <text:p text:style-name="PreformattedText"/>
      <text:p text:style-name="HTMLconformatoprevio"><text:a xlink:href="http://servicios.usig.buenosaires.gob.ar/normalizar/?direccion=callao%20300,%20caba" office:target-frame-name="_top" xlink:show="replace"><text:span text:style-name="T10">http://servicios.usig.buenosaires.gob.ar/normalizar/?direccion=callao 300, caba</text:span></text:a></text:p>
      <text:p text:style-name="P11"/>
      <text:p text:style-name="P12"/>
      <text:p text:style-name="Standard">Se espera<text:s/>resultado.</text:p>
      <text:p text:style-name="P13">OK</text:p>
      <text:p text:style-name="P14"/>
      <text:p text:style-name="P15"/>
      <text:h text:style-name="Título2" text:outline-level="2">5- Testear Programa con dos parámetros de entrada</text:h>
      <text:p text:style-name="Standard"/>
      <text:p text:style-name="Standard">Fundamentos: Verificar<text:s/>ingreso de<text:s/>dos<text:s/>parámetros<text:s/>de direcciones.</text:p>
      <text:p text:style-name="Standard"/>
      <text:p text:style-name="HTMLconformatoprevio"><text:span text:style-name="T16"><text:s text:c="4"/></text:span><text:a xlink:href="http://servicios.usig.buenosaires.gob.ar/normalizar/?direccion=callao%20y%20corrientes" office:target-frame-name="_blank" xlink:show="new"><text:span text:style-name="T17">http://servicios.usig.buenosaires.gob.ar/normalizar/?direccion=callao y corrientes</text:span></text:a></text:p>
      <text:p text:style-name="P18"/>
      <text:p text:style-name="Standard"/>
      <text:p text:style-name="Standard">Se espera la<text:s/>ruta de los parámetros de entrada.</text:p>
      <text:p text:style-name="P19">OK</text:p>
      <text:p text:style-name="P20"/>
      <text:p text:style-name="P21"/>
      <text:h text:style-name="Título2" text:outline-level="2">6- Testear Programa con parámetros de entrada no numéricos</text:h>
      <text:p text:style-name="Standard"/>
      <text:p text:style-name="Standard">Fundamentos: Verificar ingreso de parámetros<text:s/>sin número de altura.<text:s/></text:p>
      <text:p text:style-name="Standard"/>
      <text:p text:style-name="HTMLconformatoprevio"><text:a xlink:href="http://servicios.usig.buenosaires.gob.ar/normalizar/?direccion=loria" office:target-frame-name="_top" xlink:show="replace"><text:span text:style-name="T22">http://servicios.usig.buenosaires.gob.ar/normalizar/?direccion=loria</text:span></text:a><text:span text:style-name="T23"><text:s/></text:span></text:p>
      <text:p text:style-name="PreformattedText"><text:tab/></text:p>
      <text:p text:style-name="PreformattedText"/>
      <text:p text:style-name="Standard">Se espera la calle en cualquier lugar.</text:p>
      <text:p text:style-name="P24">OK</text:p>
      <text:p text:style-name="P25"/>
      <text:p text:style-name="P26"/>
      <text:h text:style-name="Título2" text:outline-level="2">7- Testear Programa con parámetros de entrada<text:s/>incorrectos</text:h>
      <text:p text:style-name="Standard"/>
      <text:p text:style-name="Standard">Fundamentos: Verificar ingreso de parámetros<text:s/>incorrectos.</text:p>
      <text:p text:style-name="Standard"/>
      <text:p text:style-name="HTMLconformatoprevio"><text:a xlink:href="http://servicios.usig.buenosaires.gob.ar/normalizar/?direccion=callao%20y%20callao" office:target-frame-name="_top" xlink:show="replace"><text:span text:style-name="T27">http://servicios.usig.buenosaires.gob.ar/normalizar/?direccion=callao y callao</text:span></text:a><text:span text:style-name="T28"><text:s/></text:span></text:p>
      <text:p text:style-name="P29"/>
      <text:p text:style-name="P30"/>
      <text:p text:style-name="Standard">Se espera<text:s/>un error de parámetros de entrada.</text:p>
      <text:p text:style-name="Standard"><text:span text:style-name="T31">OK</text:span></text:p>
      <text:p text:style-name="P32"/>
      <text:soft-page-break/>
      <text:h text:style-name="Título2" text:outline-level="2">8- Testear Programa con parámetros<text:s/>de entrada<text:s/>solo numéricos<text:s/></text:h>
      <text:p text:style-name="Standard"/>
      <text:p text:style-name="Standard">Fundamentos: Verificar ingreso de parámetros<text:s/>solo de<text:s/>número sin nombre de calle.</text:p>
      <text:p text:style-name="Standard"/>
      <text:p text:style-name="HTMLconformatoprevio"><text:span text:style-name="T33"><text:s text:c="4"/></text:span><text:a xlink:href="http://servicios.usig.buenosaires.gob.ar/normalizar/?direccion=%204717%20y%20481,%20san%20isidro" office:target-frame-name="_top" xlink:show="replace"><text:span text:style-name="T34">http://servicios.usig.buenosaires.gob.ar/normalizar/?direccion= 4717 y 481, san isidro</text:span></text:a></text:p>
      <text:p text:style-name="P35"/>
      <text:p text:style-name="Standard">Se espera<text:s/>que dé error ya que no tiene calle existente.</text:p>
      <text:p text:style-name="Standard"><text:span text:style-name="T36">OK</text:span></text:p>
      <text:p text:style-name="P37"/>
      <text:p text:style-name="P38"/>
      <text:h text:style-name="Título2" text:outline-level="2">9- Testear Programa con parámetros de entrada negativos</text:h>
      <text:p text:style-name="Standard"/>
      <text:p text:style-name="Standard">Fundamentos: Verificar ingreso de parámetros negativos, en coordenadas de GPS.<text:s/></text:p>
      <text:p text:style-name="Standard"/>
      <text:p text:style-name="HTMLconformatoprevio"><text:span text:style-name="T39"><text:s text:c="2"/></text:span><text:a xlink:href="http://servicios.usig.buenosaires.gob.ar/normalizar/?lng=-58.409039&amp;lat=-34.601427" office:target-frame-name="_blank" xlink:show="new"><text:span text:style-name="T40">http://servicios.usig.buenosaires.gob.ar/normalizar/?lng=-58.409039&amp;lat=-34.601427</text:span></text:a></text:p>
      <text:p text:style-name="Standard"/>
      <text:p text:style-name="Standard"/>
      <text:p text:style-name="Standard">Se espera<text:s/>que<text:s/>la<text:s/>entrada sea correcta.</text:p>
      <text:p text:style-name="Standard"><text:span text:style-name="T41">OK</text:span></text:p>
      <text:p text:style-name="P42"/>
      <text:h text:style-name="Título2" text:outline-level="2">10- Testear<text:s/>Programa con desbordamiento<text:s/>de<text:s/>calles</text:h>
      <text:p text:style-name="Standard"/>
      <text:p text:style-name="Standard">Fundamentos: Verificar ingreso de parámetros<text:s/>desbordados (grupos de calles).</text:p>
      <text:p text:style-name="Standard"/>
      <text:p text:style-name="HTMLconformatoprevio"><text:a xlink:href="http://servicios.usig.buenosaires.gob.ar/normalizar/?direccion=callao,%20junín%20y%20ayacucho" office:target-frame-name="_top" xlink:show="replace"><text:span text:style-name="T43">http://servicios.usig.buenosaires.gob.ar/normalizar/?direccion=callao, junín y ayacucho</text:span></text:a></text:p>
      <text:p text:style-name="P44"/>
      <text:p text:style-name="PreformattedText"><text:tab/></text:p>
      <text:p text:style-name="PreformattedText"/>
      <text:p text:style-name="Standard">Se espera que los parámetros sean incorrectos.</text:p>
      <text:p text:style-name="Standard"><text:span text:style-name="T45">OK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TRICIA VARGAS</meta:initial-creator>
    <dc:creator>PATRICIA VARGAS</dc:creator>
    <meta:creation-date>2023-06-25T00:52:00Z</meta:creation-date>
    <dc:date>2023-06-25T00:52:00Z</dc:date>
    <meta:template xlink:href="Normal" xlink:type="simple"/>
    <meta:editing-cycles>2</meta:editing-cycles>
    <meta:editing-duration>PT60S</meta:editing-duration>
    <meta:document-statistic meta:page-count="3" meta:paragraph-count="7" meta:word-count="562" meta:character-count="3763" meta:row-count="26" meta:non-whitespace-character-count="3208"/>
  </office:meta>
</office:document-meta>
</file>